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2" style:family="paragraph" style:parent-style-name="mark">
      <style:text-properties fo:color="#000000" style:font-name="Times New Roman" fo:font-size="14pt" style:font-size-asian="14pt" style:font-size-complex="14pt"/>
    </style:style>
    <style:style style:name="P3" style:family="paragraph" style:parent-style-name="mark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 style:parent-style-name="mark" style:list-style-name="L1">
      <style:text-properties fo:color="#000000" style:font-name="Times New Roman" fo:font-size="14pt" style:font-size-asian="14pt" style:font-size-complex="14pt"/>
    </style:style>
    <style:style style:name="P5" style:family="paragraph" style:parent-style-name="mark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style="italic" style:language-asian="zxx" style:country-asian="none" style:language-complex="zxx" style:country-complex="none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1874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2.2 </text:span>Розрізняють два способи реалізації багатозадачності:</text:p>
      <text:list xml:id="list4415524391" text:style-name="L1">
        <text:list-item>
          <text:p text:style-name="P4">створити один процес, що має декілька потоків виконання (threads);</text:p>
        </text:list-item>
        <text:list-item>
          <text:p text:style-name="P4">створити декілька процесів, кожен з яких має один або декілька потоків виконання.</text:p>
        </text:list-item>
      </text:list>
      <text:p text:style-name="P3"><text:tab/>Процес - це поняття, що відноситься до операційної системи. Кожного разу, як ви запускаєте додаток, система створює і запускає новий процес. Процес можна грубо ототожнити з ехе-кодом, що виконується в окремому процесорі.</text:p>
      <text:p text:style-name="P3"><text:tab/>Потік (thread) - це основний елемент системи, якому ОС виділяє машинний час. Потік може виконувати якусь частину загальної коди процесу, у тому числі і ту частину, яка в цей час вже виконується іншим потоком. Наприклад, код функції, що відображує на екрані міру просування процесу передачі інформації, може одночасно виконуватися двома потоками, які обслуговують двох клієнтів одного сервера.</text:p>
      <text:p text:style-name="P2"><text:span text:style-name="T1"><text:tab/>Всі потоки</text:span><text:span text:style-name="T2">(threads)</text:span><text:span text:style-name="T1">одного процесу користуються ресурсами породжувача їх процесу. Крім того, кожному потоку система і програміст приписує пріоритет виконання і набір структур мови З, що описують контекст потоку.</text:span></text:p>
      <text:p text:style-name="P3"><text:tab/>Потоки подібні до процесів, але вимагають менших витрат при своєму створенні. Вони у меншій мірі, чим процеси, захищені один від одного, але дозволяють поєднати виконання операцій і виграти в загальній продуктивності процесу.</text:p>
      <text:p text:style-name="P3"><text:tab/>Зазвичай ефективнішою є реалізація багатозадачності у вигляді одного процесу з декількома потоками, чим у вигляді багатьох процесів з одним потоком</text:p>
      <text:p text:style-name="P3"/>
      <text:p text:style-name="P1">У системах, подібних до традиційних версій UNIX, допускається наявність багатьох процесів, але в рамках адресного простору процесу виконується тільки один потік. Це традиційна однопотокова модель процесів. Поняття потоку в даній моделі не застосовують, а використовують терміни «перемикання між процесами», «планування виконання процесів», «послідовність команд процесу» тощо (тут під процесом розуміють його єдиний потік).</text:p>
      <text:p text:style-name="P1"/>
      <text:p text:style-name="P1">У більшості сучасних ОС (таких, як лінія Windows ХР, сучасні версії UNIX) може бути багато процесів, а в адресному просторі кожного процесу — багато потоків. Ці системи підтримують багатопотоковість або реалізують модель потоків. Процес у такій системі називають багатопотоковим процесом. Надалі для позначення послідовності виконуваних команд вживатимемо термін «потік», за винятком ситуацій, коли обговорюватиметься реалізація моделі процесі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7:25</dc:date>
    <dc:creator>mark </dc:creator>
    <meta:editing-duration>P0D</meta:editing-duration>
    <meta:editing-cycles>3</meta:editing-cycles>
    <meta:document-statistic meta:table-count="0" meta:image-count="0" meta:object-count="0" meta:page-count="1" meta:paragraph-count="10" meta:word-count="307" meta:character-count="2272" meta:non-whitespace-character-count="1972"/>
  </office:meta>
</office:document-meta>
</file>